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2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-0.396194" calcext:value-type="float">
            <text:p>-0.396194</text:p>
          </table:table-cell>
          <table:table-cell office:value-type="float" office:value="0" calcext:value-type="float">
            <text:p>0</text:p>
          </table:table-cell>
          <table:table-cell office:value-type="float" office:value="0.721206" calcext:value-type="float">
            <text:p>0.721206</text:p>
          </table:table-cell>
          <table:table-cell office:value-type="float" office:value="0" calcext:value-type="float">
            <text:p>0</text:p>
          </table:table-cell>
          <table:table-cell office:value-type="float" office:value="0.200535" calcext:value-type="float">
            <text:p>0.2005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-0.396194" calcext:value-type="float">
            <text:p>-0.396194</text:p>
          </table:table-cell>
          <table:table-cell office:value-type="float" office:value="0" calcext:value-type="float">
            <text:p>0</text:p>
          </table:table-cell>
          <table:table-cell office:value-type="float" office:value="0.721206" calcext:value-type="float">
            <text:p>0.721206</text:p>
          </table:table-cell>
          <table:table-cell office:value-type="float" office:value="0" calcext:value-type="float">
            <text:p>0</text:p>
          </table:table-cell>
          <table:table-cell office:value-type="float" office:value="0.200535" calcext:value-type="float">
            <text:p>0.2005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.2166" calcext:value-type="float">
            <text:p>58.2166</text:p>
          </table:table-cell>
          <table:table-cell office:value-type="float" office:value="58.1924" calcext:value-type="float">
            <text:p>58.1924</text:p>
          </table:table-cell>
          <table:table-cell office:value-type="float" office:value="58.2977" calcext:value-type="float">
            <text:p>58.2977</text:p>
          </table:table-cell>
          <table:table-cell office:value-type="string" calcext:value-type="string">
            <text:p><text:s/>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-0.391622" calcext:value-type="float">
            <text:p>-0.391622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720232" calcext:value-type="float">
            <text:p>0.720232</text:p>
          </table:table-cell>
          <table:table-cell office:value-type="float" office:value="-0.0021851" calcext:value-type="float">
            <text:p>-0.0021851</text:p>
          </table:table-cell>
          <table:table-cell office:value-type="float" office:value="0.198287" calcext:value-type="float">
            <text:p>0.198287</text:p>
          </table:table-cell>
          <table:table-cell office:value-type="float" office:value="-0.000891972" calcext:value-type="float">
            <text:p>-0.000891972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0.914452" calcext:value-type="float">
            <text:p>0.914452</text:p>
          </table:table-cell>
          <table:table-cell office:value-type="float" office:value="-1" calcext:value-type="float">
            <text:p>-1</text:p>
          </table:table-cell>
          <table:table-cell office:value-type="float" office:value="-0.194719" calcext:value-type="float">
            <text:p>-0.194719</text:p>
          </table:table-cell>
          <table:table-cell office:value-type="float" office:value="-0.43702" calcext:value-type="float">
            <text:p>-0.43702</text:p>
          </table:table-cell>
          <table:table-cell office:value-type="float" office:value="-0.449564" calcext:value-type="float">
            <text:p>-0.449564</text:p>
          </table:table-cell>
          <table:table-cell office:value-type="float" office:value="-0.178395" calcext:value-type="float">
            <text:p>-0.17839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.6659" calcext:value-type="float">
            <text:p>74.6659</text:p>
          </table:table-cell>
          <table:table-cell office:value-type="float" office:value="75.6379" calcext:value-type="float">
            <text:p>75.6379</text:p>
          </table:table-cell>
          <table:table-cell office:value-type="float" office:value="74.8902" calcext:value-type="float">
            <text:p>74.8902</text:p>
          </table:table-cell>
          <table:table-cell office:value-type="string" calcext:value-type="string">
            <text:p><text:s/>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386622" calcext:value-type="float">
            <text:p>-0.386622</text:p>
          </table:table-cell>
          <table:table-cell office:value-type="float" office:value="-0.00999999" calcext:value-type="float">
            <text:p>-0.00999999</text:p>
          </table:table-cell>
          <table:table-cell office:value-type="float" office:value="0.718696" calcext:value-type="float">
            <text:p>0.718696</text:p>
          </table:table-cell>
          <table:table-cell office:value-type="float" office:value="-0.00469368" calcext:value-type="float">
            <text:p>-0.00469368</text:p>
          </table:table-cell>
          <table:table-cell office:value-type="float" office:value="0.195116" calcext:value-type="float">
            <text:p>0.195116</text:p>
          </table:table-cell>
          <table:table-cell office:value-type="float" office:value="-0.00182787" calcext:value-type="float">
            <text:p>-0.00182787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307277" calcext:value-type="float">
            <text:p>-0.307277</text:p>
          </table:table-cell>
          <table:table-cell office:value-type="float" office:value="-0.501716" calcext:value-type="float">
            <text:p>-0.501716</text:p>
          </table:table-cell>
          <table:table-cell office:value-type="float" office:value="-0.634237" calcext:value-type="float">
            <text:p>-0.634237</text:p>
          </table:table-cell>
          <table:table-cell office:value-type="float" office:value="-0.18718" calcext:value-type="float">
            <text:p>-0.18718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.7768" calcext:value-type="float">
            <text:p>89.7768</text:p>
          </table:table-cell>
          <table:table-cell office:value-type="float" office:value="92.0391" calcext:value-type="float">
            <text:p>92.0391</text:p>
          </table:table-cell>
          <table:table-cell office:value-type="float" office:value="90.7341" calcext:value-type="float">
            <text:p>90.7341</text:p>
          </table:table-cell>
          <table:table-cell office:value-type="string" calcext:value-type="string">
            <text:p><text:s/></text:p>
          </table:table-cell>
          <table:table-cell office:value-type="float" office:value="-0.00749999" calcext:value-type="float">
            <text:p>-0.00749999</text:p>
          </table:table-cell>
          <table:table-cell office:value-type="float" office:value="-0.381622" calcext:value-type="float">
            <text:p>-0.381622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716653" calcext:value-type="float">
            <text:p>0.716653</text:p>
          </table:table-cell>
          <table:table-cell office:value-type="float" office:value="-0.00733587" calcext:value-type="float">
            <text:p>-0.00733587</text:p>
          </table:table-cell>
          <table:table-cell office:value-type="float" office:value="0.190652" calcext:value-type="float">
            <text:p>0.190652</text:p>
          </table:table-cell>
          <table:table-cell office:value-type="float" office:value="-0.00270176" calcext:value-type="float">
            <text:p>-0.00270176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408434" calcext:value-type="float">
            <text:p>-0.408434</text:p>
          </table:table-cell>
          <table:table-cell office:value-type="float" office:value="-0.528439" calcext:value-type="float">
            <text:p>-0.528439</text:p>
          </table:table-cell>
          <table:table-cell office:value-type="float" office:value="-0.892893" calcext:value-type="float">
            <text:p>-0.892893</text:p>
          </table:table-cell>
          <table:table-cell office:value-type="float" office:value="-0.174777" calcext:value-type="float">
            <text:p>-0.174777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4.291" calcext:value-type="float">
            <text:p>104.291</text:p>
          </table:table-cell>
          <table:table-cell office:value-type="float" office:value="107.598" calcext:value-type="float">
            <text:p>107.598</text:p>
          </table:table-cell>
          <table:table-cell office:value-type="float" office:value="106.497" calcext:value-type="float">
            <text:p>106.497</text:p>
          </table:table-cell>
          <table:table-cell office:value-type="string" calcext:value-type="string">
            <text:p><text:s/></text:p>
          </table:table-cell>
          <table:table-cell office:value-type="float" office:value="-0.00999999" calcext:value-type="float">
            <text:p>-0.00999999</text:p>
          </table:table-cell>
          <table:table-cell office:value-type="float" office:value="-0.376622" calcext:value-type="float">
            <text:p>-0.376622</text:p>
          </table:table-cell>
          <table:table-cell office:value-type="float" office:value="-0.02" calcext:value-type="float">
            <text:p>-0.02</text:p>
          </table:table-cell>
          <table:table-cell office:value-type="float" office:value="0.714267" calcext:value-type="float">
            <text:p>0.714267</text:p>
          </table:table-cell>
          <table:table-cell office:value-type="float" office:value="-0.0100868" calcext:value-type="float">
            <text:p>-0.0100868</text:p>
          </table:table-cell>
          <table:table-cell office:value-type="float" office:value="0.185652" calcext:value-type="float">
            <text:p>0.185652</text:p>
          </table:table-cell>
          <table:table-cell office:value-type="float" office:value="-0.00354409" calcext:value-type="float">
            <text:p>-0.00354409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477214" calcext:value-type="float">
            <text:p>-0.477214</text:p>
          </table:table-cell>
          <table:table-cell office:value-type="float" office:value="-0.550191" calcext:value-type="float">
            <text:p>-0.550191</text:p>
          </table:table-cell>
          <table:table-cell office:value-type="float" office:value="-1" calcext:value-type="float">
            <text:p>-1</text:p>
          </table:table-cell>
          <table:table-cell office:value-type="float" office:value="-0.168467" calcext:value-type="float">
            <text:p>-0.168467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8.25" calcext:value-type="float">
            <text:p>118.25</text:p>
          </table:table-cell>
          <table:table-cell office:value-type="float" office:value="122.837" calcext:value-type="float">
            <text:p>122.837</text:p>
          </table:table-cell>
          <table:table-cell office:value-type="float" office:value="122.364" calcext:value-type="float">
            <text:p>122.364</text:p>
          </table:table-cell>
          <table:table-cell office:value-type="string" calcext:value-type="string">
            <text:p><text:s/></text:p>
          </table:table-cell>
          <table:table-cell office:value-type="float" office:value="-0.00749999" calcext:value-type="float">
            <text:p>-0.00749999</text:p>
          </table:table-cell>
          <table:table-cell office:value-type="float" office:value="-0.381622" calcext:value-type="float">
            <text:p>-0.381622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719267" calcext:value-type="float">
            <text:p>0.719267</text:p>
          </table:table-cell>
          <table:table-cell office:value-type="float" office:value="-0.0103857" calcext:value-type="float">
            <text:p>-0.0103857</text:p>
          </table:table-cell>
          <table:table-cell office:value-type="float" office:value="0.180652" calcext:value-type="float">
            <text:p>0.180652</text:p>
          </table:table-cell>
          <table:table-cell office:value-type="float" office:value="-0.00854408" calcext:value-type="float">
            <text:p>-0.00854408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0.059782" calcext:value-type="float">
            <text:p>-0.05978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2.55" calcext:value-type="float">
            <text:p>152.55</text:p>
          </table:table-cell>
          <table:table-cell office:value-type="float" office:value="160.947" calcext:value-type="float">
            <text:p>160.947</text:p>
          </table:table-cell>
          <table:table-cell office:value-type="float" office:value="159.151" calcext:value-type="float">
            <text:p>159.151</text:p>
          </table:table-cell>
          <table:table-cell office:value-type="string" calcext:value-type="string">
            <text:p><text:s/>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386622" calcext:value-type="float">
            <text:p>-0.386622</text:p>
          </table:table-cell>
          <table:table-cell office:value-type="float" office:value="-0.03" calcext:value-type="float">
            <text:p>-0.03</text:p>
          </table:table-cell>
          <table:table-cell office:value-type="float" office:value="0.724267" calcext:value-type="float">
            <text:p>0.724267</text:p>
          </table:table-cell>
          <table:table-cell office:value-type="float" office:value="-0.0110167" calcext:value-type="float">
            <text:p>-0.0110167</text:p>
          </table:table-cell>
          <table:table-cell office:value-type="float" office:value="0.175652" calcext:value-type="float">
            <text:p>0.175652</text:p>
          </table:table-cell>
          <table:table-cell office:value-type="float" office:value="-0.0135441" calcext:value-type="float">
            <text:p>-0.013544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0.126198" calcext:value-type="float">
            <text:p>-0.12619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5.224" calcext:value-type="float">
            <text:p>185.224</text:p>
          </table:table-cell>
          <table:table-cell office:value-type="float" office:value="197.561" calcext:value-type="float">
            <text:p>197.561</text:p>
          </table:table-cell>
          <table:table-cell office:value-type="float" office:value="194.665" calcext:value-type="float">
            <text:p>194.665</text:p>
          </table:table-cell>
          <table:table-cell office:value-type="string" calcext:value-type="string">
            <text:p><text:s/>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-0.381622" calcext:value-type="float">
            <text:p>-0.381622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729267" calcext:value-type="float">
            <text:p>0.729267</text:p>
          </table:table-cell>
          <table:table-cell office:value-type="float" office:value="-0.0116168" calcext:value-type="float">
            <text:p>-0.0116168</text:p>
          </table:table-cell>
          <table:table-cell office:value-type="float" office:value="0.170652" calcext:value-type="float">
            <text:p>0.170652</text:p>
          </table:table-cell>
          <table:table-cell office:value-type="float" office:value="-0.0185441" calcext:value-type="float">
            <text:p>-0.018544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0.120015" calcext:value-type="float">
            <text:p>-0.12001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2.737" calcext:value-type="float">
            <text:p>222.737</text:p>
          </table:table-cell>
          <table:table-cell office:value-type="float" office:value="239.723" calcext:value-type="float">
            <text:p>239.723</text:p>
          </table:table-cell>
          <table:table-cell office:value-type="float" office:value="234.103" calcext:value-type="float">
            <text:p>234.103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-0.376622" calcext:value-type="float">
            <text:p>-0.376622</text:p>
          </table:table-cell>
          <table:table-cell office:value-type="float" office:value="-0.04" calcext:value-type="float">
            <text:p>-0.04</text:p>
          </table:table-cell>
          <table:table-cell office:value-type="float" office:value="0.734267" calcext:value-type="float">
            <text:p>0.734267</text:p>
          </table:table-cell>
          <table:table-cell office:value-type="float" office:value="-0.0117988" calcext:value-type="float">
            <text:p>-0.0117988</text:p>
          </table:table-cell>
          <table:table-cell office:value-type="float" office:value="0.165652" calcext:value-type="float">
            <text:p>0.165652</text:p>
          </table:table-cell>
          <table:table-cell office:value-type="float" office:value="-0.0235441" calcext:value-type="float">
            <text:p>-0.023544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0.0364006" calcext:value-type="float">
            <text:p>-0.0364006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3.809" calcext:value-type="float">
            <text:p>263.809</text:p>
          </table:table-cell>
          <table:table-cell office:value-type="float" office:value="285.417" calcext:value-type="float">
            <text:p>285.417</text:p>
          </table:table-cell>
          <table:table-cell office:value-type="float" office:value="277.412" calcext:value-type="float">
            <text:p>277.412</text:p>
          </table:table-cell>
          <table:table-cell office:value-type="string" calcext:value-type="string">
            <text:p><text:s/></text:p>
          </table:table-cell>
          <table:table-cell office:value-type="float" office:value="0.00017262" calcext:value-type="float">
            <text:p>0.00017262</text:p>
          </table:table-cell>
          <table:table-cell office:value-type="float" office:value="-0.371622" calcext:value-type="float">
            <text:p>-0.371622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739267" calcext:value-type="float">
            <text:p>0.739267</text:p>
          </table:table-cell>
          <table:table-cell office:value-type="float" office:value="-0.0113486" calcext:value-type="float">
            <text:p>-0.0113486</text:p>
          </table:table-cell>
          <table:table-cell office:value-type="float" office:value="0.160652" calcext:value-type="float">
            <text:p>0.160652</text:p>
          </table:table-cell>
          <table:table-cell office:value-type="float" office:value="-0.0285441" calcext:value-type="float">
            <text:p>-0.0285441</text:p>
          </table:table-cell>
          <table:table-cell office:value-type="string" calcext:value-type="string">
            <text:p><text:s/></text:p>
          </table:table-cell>
          <table:table-cell office:value-type="float" office:value="0.0690482" calcext:value-type="float">
            <text:p>0.069048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.0900442" calcext:value-type="float">
            <text:p>0.090044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7.429" calcext:value-type="float">
            <text:p>257.429</text:p>
          </table:table-cell>
          <table:table-cell office:value-type="float" office:value="269.162" calcext:value-type="float">
            <text:p>269.162</text:p>
          </table:table-cell>
          <table:table-cell office:value-type="float" office:value="270.427" calcext:value-type="float">
            <text:p>270.427</text:p>
          </table:table-cell>
          <table:table-cell office:value-type="string" calcext:value-type="string">
            <text:p><text:s/></text:p>
          </table:table-cell>
          <table:table-cell office:value-type="float" office:value="0.00267262" calcext:value-type="float">
            <text:p>0.00267262</text:p>
          </table:table-cell>
          <table:table-cell office:value-type="float" office:value="-0.366622" calcext:value-type="float">
            <text:p>-0.366622</text:p>
          </table:table-cell>
          <table:table-cell office:value-type="float" office:value="-0.05" calcext:value-type="float">
            <text:p>-0.05</text:p>
          </table:table-cell>
          <table:table-cell office:value-type="float" office:value="0.744267" calcext:value-type="float">
            <text:p>0.744267</text:p>
          </table:table-cell>
          <table:table-cell office:value-type="float" office:value="-0.0163461" calcext:value-type="float">
            <text:p>-0.0163461</text:p>
          </table:table-cell>
          <table:table-cell office:value-type="float" office:value="0.155652" calcext:value-type="float">
            <text:p>0.155652</text:p>
          </table:table-cell>
          <table:table-cell office:value-type="float" office:value="-0.0335441" calcext:value-type="float">
            <text:p>-0.033544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0.999514" calcext:value-type="float">
            <text:p>-0.99951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7.928" calcext:value-type="float">
            <text:p>247.928</text:p>
          </table:table-cell>
          <table:table-cell office:value-type="float" office:value="252.468" calcext:value-type="float">
            <text:p>252.468</text:p>
          </table:table-cell>
          <table:table-cell office:value-type="float" office:value="259.189" calcext:value-type="float">
            <text:p>259.189</text:p>
          </table:table-cell>
          <table:table-cell office:value-type="string" calcext:value-type="string">
            <text:p><text:s/></text:p>
          </table:table-cell>
          <table:table-cell office:value-type="float" office:value="0.00517262" calcext:value-type="float">
            <text:p>0.00517262</text:p>
          </table:table-cell>
          <table:table-cell office:value-type="float" office:value="-0.361622" calcext:value-type="float">
            <text:p>-0.361622</text:p>
          </table:table-cell>
          <table:table-cell office:value-type="float" office:value="-0.0549999" calcext:value-type="float">
            <text:p>-0.0549999</text:p>
          </table:table-cell>
          <table:table-cell office:value-type="float" office:value="0.749267" calcext:value-type="float">
            <text:p>0.749267</text:p>
          </table:table-cell>
          <table:table-cell office:value-type="float" office:value="-0.0213461" calcext:value-type="float">
            <text:p>-0.0213461</text:p>
          </table:table-cell>
          <table:table-cell office:value-type="float" office:value="0.150652" calcext:value-type="float">
            <text:p>0.150652</text:p>
          </table:table-cell>
          <table:table-cell office:value-type="float" office:value="-0.0385441" calcext:value-type="float">
            <text:p>-0.038544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3.019" calcext:value-type="float">
            <text:p>243.019</text:p>
          </table:table-cell>
          <table:table-cell office:value-type="float" office:value="240.624" calcext:value-type="float">
            <text:p>240.624</text:p>
          </table:table-cell>
          <table:table-cell office:value-type="float" office:value="251.399" calcext:value-type="float">
            <text:p>251.399</text:p>
          </table:table-cell>
          <table:table-cell office:value-type="string" calcext:value-type="string">
            <text:p><text:s/></text:p>
          </table:table-cell>
          <table:table-cell office:value-type="float" office:value="0.00767261" calcext:value-type="float">
            <text:p>0.00767261</text:p>
          </table:table-cell>
          <table:table-cell office:value-type="float" office:value="-0.366622" calcext:value-type="float">
            <text:p>-0.366622</text:p>
          </table:table-cell>
          <table:table-cell office:value-type="float" office:value="-0.0599999" calcext:value-type="float">
            <text:p>-0.0599999</text:p>
          </table:table-cell>
          <table:table-cell office:value-type="float" office:value="0.754267" calcext:value-type="float">
            <text:p>0.754267</text:p>
          </table:table-cell>
          <table:table-cell office:value-type="float" office:value="-0.0263461" calcext:value-type="float">
            <text:p>-0.0263461</text:p>
          </table:table-cell>
          <table:table-cell office:value-type="float" office:value="0.145652" calcext:value-type="float">
            <text:p>0.145652</text:p>
          </table:table-cell>
          <table:table-cell office:value-type="float" office:value="-0.0435441" calcext:value-type="float">
            <text:p>-0.043544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4.611" calcext:value-type="float">
            <text:p>224.611</text:p>
          </table:table-cell>
          <table:table-cell office:value-type="float" office:value="213.162" calcext:value-type="float">
            <text:p>213.162</text:p>
          </table:table-cell>
          <table:table-cell office:value-type="float" office:value="233.299" calcext:value-type="float">
            <text:p>233.299</text:p>
          </table:table-cell>
          <table:table-cell office:value-type="string" calcext:value-type="string">
            <text:p><text:s/></text:p>
          </table:table-cell>
          <table:table-cell office:value-type="float" office:value="0.00517262" calcext:value-type="float">
            <text:p>0.00517262</text:p>
          </table:table-cell>
          <table:table-cell office:value-type="float" office:value="-0.361622" calcext:value-type="float">
            <text:p>-0.361622</text:p>
          </table:table-cell>
          <table:table-cell office:value-type="float" office:value="-0.0649999" calcext:value-type="float">
            <text:p>-0.0649999</text:p>
          </table:table-cell>
          <table:table-cell office:value-type="float" office:value="0.749267" calcext:value-type="float">
            <text:p>0.749267</text:p>
          </table:table-cell>
          <table:table-cell office:value-type="float" office:value="-0.0313461" calcext:value-type="float">
            <text:p>-0.0313461</text:p>
          </table:table-cell>
          <table:table-cell office:value-type="float" office:value="0.140652" calcext:value-type="float">
            <text:p>0.140652</text:p>
          </table:table-cell>
          <table:table-cell office:value-type="float" office:value="-0.048544" calcext:value-type="float">
            <text:p>-0.048544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4.322" calcext:value-type="float">
            <text:p>174.322</text:p>
          </table:table-cell>
          <table:table-cell office:value-type="float" office:value="153.905" calcext:value-type="float">
            <text:p>153.905</text:p>
          </table:table-cell>
          <table:table-cell office:value-type="float" office:value="184.775" calcext:value-type="float">
            <text:p>184.775</text:p>
          </table:table-cell>
          <table:table-cell office:value-type="string" calcext:value-type="string">
            <text:p><text:s/></text:p>
          </table:table-cell>
          <table:table-cell office:value-type="float" office:value="0.00267262" calcext:value-type="float">
            <text:p>0.00267262</text:p>
          </table:table-cell>
          <table:table-cell office:value-type="float" office:value="-0.356622" calcext:value-type="float">
            <text:p>-0.356622</text:p>
          </table:table-cell>
          <table:table-cell office:value-type="float" office:value="-0.0699999" calcext:value-type="float">
            <text:p>-0.0699999</text:p>
          </table:table-cell>
          <table:table-cell office:value-type="float" office:value="0.744267" calcext:value-type="float">
            <text:p>0.744267</text:p>
          </table:table-cell>
          <table:table-cell office:value-type="float" office:value="-0.0363461" calcext:value-type="float">
            <text:p>-0.0363461</text:p>
          </table:table-cell>
          <table:table-cell office:value-type="float" office:value="0.135652" calcext:value-type="float">
            <text:p>0.135652</text:p>
          </table:table-cell>
          <table:table-cell office:value-type="float" office:value="-0.053544" calcext:value-type="float">
            <text:p>-0.053544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5.27" calcext:value-type="float">
            <text:p>125.27</text:p>
          </table:table-cell>
          <table:table-cell office:value-type="float" office:value="96.187" calcext:value-type="float">
            <text:p>96.187</text:p>
          </table:table-cell>
          <table:table-cell office:value-type="float" office:value="137.662" calcext:value-type="float">
            <text:p>137.662</text:p>
          </table:table-cell>
          <table:table-cell office:value-type="string" calcext:value-type="string">
            <text:p><text:s/></text:p>
          </table:table-cell>
          <table:table-cell office:value-type="float" office:value="0.00017262" calcext:value-type="float">
            <text:p>0.00017262</text:p>
          </table:table-cell>
          <table:table-cell office:value-type="float" office:value="-0.351622" calcext:value-type="float">
            <text:p>-0.351622</text:p>
          </table:table-cell>
          <table:table-cell office:value-type="float" office:value="-0.0709551" calcext:value-type="float">
            <text:p>-0.0709551</text:p>
          </table:table-cell>
          <table:table-cell office:value-type="float" office:value="0.739267" calcext:value-type="float">
            <text:p>0.739267</text:p>
          </table:table-cell>
          <table:table-cell office:value-type="float" office:value="-0.0413461" calcext:value-type="float">
            <text:p>-0.0413461</text:p>
          </table:table-cell>
          <table:table-cell office:value-type="float" office:value="0.130652" calcext:value-type="float">
            <text:p>0.130652</text:p>
          </table:table-cell>
          <table:table-cell office:value-type="float" office:value="-0.058544" calcext:value-type="float">
            <text:p>-0.058544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0.191039" calcext:value-type="float">
            <text:p>-0.191039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1.1712" calcext:value-type="float">
            <text:p>91.1712</text:p>
          </table:table-cell>
          <table:table-cell office:value-type="float" office:value="54.955" calcext:value-type="float">
            <text:p>54.955</text:p>
          </table:table-cell>
          <table:table-cell office:value-type="float" office:value="111.148" calcext:value-type="float">
            <text:p>111.148</text:p>
          </table:table-cell>
          <table:table-cell office:value-type="string" calcext:value-type="string">
            <text:p><text:s/></text:p>
          </table:table-cell>
          <table:table-cell office:value-type="float" office:value="-0.00232738" calcext:value-type="float">
            <text:p>-0.00232738</text:p>
          </table:table-cell>
          <table:table-cell office:value-type="float" office:value="-0.346622" calcext:value-type="float">
            <text:p>-0.346622</text:p>
          </table:table-cell>
          <table:table-cell office:value-type="float" office:value="-0.0659551" calcext:value-type="float">
            <text:p>-0.0659551</text:p>
          </table:table-cell>
          <table:table-cell office:value-type="float" office:value="0.736538" calcext:value-type="float">
            <text:p>0.736538</text:p>
          </table:table-cell>
          <table:table-cell office:value-type="float" office:value="-0.0463461" calcext:value-type="float">
            <text:p>-0.0463461</text:p>
          </table:table-cell>
          <table:table-cell office:value-type="float" office:value="0.135011" calcext:value-type="float">
            <text:p>0.135011</text:p>
          </table:table-cell>
          <table:table-cell office:value-type="float" office:value="-0.063544" calcext:value-type="float">
            <text:p>-0.063544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545866" calcext:value-type="float">
            <text:p>-0.545866</text:p>
          </table:table-cell>
          <table:table-cell office:value-type="float" office:value="-1" calcext:value-type="float">
            <text:p>-1</text:p>
          </table:table-cell>
          <table:table-cell office:value-type="float" office:value="0.871873" calcext:value-type="float">
            <text:p>0.87187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6.1704" calcext:value-type="float">
            <text:p>96.1704</text:p>
          </table:table-cell>
          <table:table-cell office:value-type="float" office:value="55.5338" calcext:value-type="float">
            <text:p>55.5338</text:p>
          </table:table-cell>
          <table:table-cell office:value-type="float" office:value="120.591" calcext:value-type="float">
            <text:p>120.591</text:p>
          </table:table-cell>
          <table:table-cell office:value-type="string" calcext:value-type="string">
            <text:p><text:s/></text:p>
          </table:table-cell>
          <table:table-cell office:value-type="float" office:value="-0.00482737" calcext:value-type="float">
            <text:p>-0.00482737</text:p>
          </table:table-cell>
          <table:table-cell office:value-type="float" office:value="-0.342981" calcext:value-type="float">
            <text:p>-0.342981</text:p>
          </table:table-cell>
          <table:table-cell office:value-type="float" office:value="-0.0609551" calcext:value-type="float">
            <text:p>-0.0609551</text:p>
          </table:table-cell>
          <table:table-cell office:value-type="float" office:value="0.736938" calcext:value-type="float">
            <text:p>0.736938</text:p>
          </table:table-cell>
          <table:table-cell office:value-type="float" office:value="-0.0513461" calcext:value-type="float">
            <text:p>-0.0513461</text:p>
          </table:table-cell>
          <table:table-cell office:value-type="float" office:value="0.140011" calcext:value-type="float">
            <text:p>0.140011</text:p>
          </table:table-cell>
          <table:table-cell office:value-type="float" office:value="-0.068544" calcext:value-type="float">
            <text:p>-0.068544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0.728214" calcext:value-type="float">
            <text:p>0.728214</text:p>
          </table:table-cell>
          <table:table-cell office:value-type="float" office:value="1" calcext:value-type="float">
            <text:p>1</text:p>
          </table:table-cell>
          <table:table-cell office:value-type="float" office:value="0.079943" calcext:value-type="float">
            <text:p>0.07994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9.71" calcext:value-type="float">
            <text:p>109.71</text:p>
          </table:table-cell>
          <table:table-cell office:value-type="float" office:value="63.974" calcext:value-type="float">
            <text:p>63.974</text:p>
          </table:table-cell>
          <table:table-cell office:value-type="float" office:value="133.485" calcext:value-type="float">
            <text:p>133.485</text:p>
          </table:table-cell>
          <table:table-cell office:value-type="string" calcext:value-type="string">
            <text:p><text:s/></text:p>
          </table:table-cell>
          <table:table-cell office:value-type="float" office:value="-0.00732737" calcext:value-type="float">
            <text:p>-0.00732737</text:p>
          </table:table-cell>
          <table:table-cell office:value-type="float" office:value="-0.344648" calcext:value-type="float">
            <text:p>-0.344648</text:p>
          </table:table-cell>
          <table:table-cell office:value-type="float" office:value="-0.0559551" calcext:value-type="float">
            <text:p>-0.0559551</text:p>
          </table:table-cell>
          <table:table-cell office:value-type="float" office:value="0.73814" calcext:value-type="float">
            <text:p>0.73814</text:p>
          </table:table-cell>
          <table:table-cell office:value-type="float" office:value="-0.0563461" calcext:value-type="float">
            <text:p>-0.0563461</text:p>
          </table:table-cell>
          <table:table-cell office:value-type="float" office:value="0.145011" calcext:value-type="float">
            <text:p>0.145011</text:p>
          </table:table-cell>
          <table:table-cell office:value-type="float" office:value="-0.073544" calcext:value-type="float">
            <text:p>-0.073544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-0.333319" calcext:value-type="float">
            <text:p>-0.333319</text:p>
          </table:table-cell>
          <table:table-cell office:value-type="float" office:value="1" calcext:value-type="float">
            <text:p>1</text:p>
          </table:table-cell>
          <table:table-cell office:value-type="float" office:value="0.240484" calcext:value-type="float">
            <text:p>0.24048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4.608" calcext:value-type="float">
            <text:p>114.608</text:p>
          </table:table-cell>
          <table:table-cell office:value-type="float" office:value="63.6283" calcext:value-type="float">
            <text:p>63.6283</text:p>
          </table:table-cell>
          <table:table-cell office:value-type="float" office:value="141.922" calcext:value-type="float">
            <text:p>141.922</text:p>
          </table:table-cell>
          <table:table-cell office:value-type="string" calcext:value-type="string">
            <text:p><text:s/></text:p>
          </table:table-cell>
          <table:table-cell office:value-type="float" office:value="-0.00982737" calcext:value-type="float">
            <text:p>-0.00982737</text:p>
          </table:table-cell>
          <table:table-cell office:value-type="float" office:value="-0.347617" calcext:value-type="float">
            <text:p>-0.347617</text:p>
          </table:table-cell>
          <table:table-cell office:value-type="float" office:value="-0.0509551" calcext:value-type="float">
            <text:p>-0.0509551</text:p>
          </table:table-cell>
          <table:table-cell office:value-type="float" office:value="0.740417" calcext:value-type="float">
            <text:p>0.740417</text:p>
          </table:table-cell>
          <table:table-cell office:value-type="float" office:value="-0.0613461" calcext:value-type="float">
            <text:p>-0.0613461</text:p>
          </table:table-cell>
          <table:table-cell office:value-type="float" office:value="0.150011" calcext:value-type="float">
            <text:p>0.150011</text:p>
          </table:table-cell>
          <table:table-cell office:value-type="float" office:value="-0.078544" calcext:value-type="float">
            <text:p>-0.078544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-0.593838" calcext:value-type="float">
            <text:p>-0.593838</text:p>
          </table:table-cell>
          <table:table-cell office:value-type="float" office:value="1" calcext:value-type="float">
            <text:p>1</text:p>
          </table:table-cell>
          <table:table-cell office:value-type="float" office:value="0.45529" calcext:value-type="float">
            <text:p>0.4552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9.813" calcext:value-type="float">
            <text:p>109.813</text:p>
          </table:table-cell>
          <table:table-cell office:value-type="float" office:value="68.3251" calcext:value-type="float">
            <text:p>68.3251</text:p>
          </table:table-cell>
          <table:table-cell office:value-type="float" office:value="108.898" calcext:value-type="float">
            <text:p>108.898</text:p>
          </table:table-cell>
          <table:table-cell office:value-type="string" calcext:value-type="string">
            <text:p><text:s/></text:p>
          </table:table-cell>
          <table:table-cell office:value-type="float" office:value="-0.0123274" calcext:value-type="float">
            <text:p>-0.0123274</text:p>
          </table:table-cell>
          <table:table-cell office:value-type="float" office:value="-0.352617" calcext:value-type="float">
            <text:p>-0.352617</text:p>
          </table:table-cell>
          <table:table-cell office:value-type="float" office:value="-0.0459551" calcext:value-type="float">
            <text:p>-0.0459551</text:p>
          </table:table-cell>
          <table:table-cell office:value-type="float" office:value="0.737448" calcext:value-type="float">
            <text:p>0.737448</text:p>
          </table:table-cell>
          <table:table-cell office:value-type="float" office:value="-0.0663461" calcext:value-type="float">
            <text:p>-0.0663461</text:p>
          </table:table-cell>
          <table:table-cell office:value-type="float" office:value="0.155011" calcext:value-type="float">
            <text:p>0.155011</text:p>
          </table:table-cell>
          <table:table-cell office:value-type="float" office:value="-0.083544" calcext:value-type="float">
            <text:p>-0.083544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0.593653" calcext:value-type="float">
            <text:p>-0.593653</text:p>
          </table:table-cell>
          <table:table-cell table:style-name="ce1" office:value-type="float" office:value="-1" calcext:value-type="float">
            <text:p>-1.00E+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.9423" calcext:value-type="float">
            <text:p>99.9423</text:p>
          </table:table-cell>
          <table:table-cell office:value-type="float" office:value="78.9004" calcext:value-type="float">
            <text:p>78.9004</text:p>
          </table:table-cell>
          <table:table-cell office:value-type="float" office:value="73.2853" calcext:value-type="float">
            <text:p>73.2853</text:p>
          </table:table-cell>
          <table:table-cell office:value-type="string" calcext:value-type="string">
            <text:p><text:s/></text:p>
          </table:table-cell>
          <table:table-cell office:value-type="float" office:value="-0.0148274" calcext:value-type="float">
            <text:p>-0.0148274</text:p>
          </table:table-cell>
          <table:table-cell office:value-type="float" office:value="-0.357491" calcext:value-type="float">
            <text:p>-0.357491</text:p>
          </table:table-cell>
          <table:table-cell office:value-type="float" office:value="-0.0409552" calcext:value-type="float">
            <text:p>-0.0409552</text:p>
          </table:table-cell>
          <table:table-cell office:value-type="float" office:value="0.732651" calcext:value-type="float">
            <text:p>0.732651</text:p>
          </table:table-cell>
          <table:table-cell office:value-type="float" office:value="-0.0713461" calcext:value-type="float">
            <text:p>-0.0713461</text:p>
          </table:table-cell>
          <table:table-cell office:value-type="float" office:value="0.155141" calcext:value-type="float">
            <text:p>0.155141</text:p>
          </table:table-cell>
          <table:table-cell office:value-type="float" office:value="-0.088544" calcext:value-type="float">
            <text:p>-0.088544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-0.974798" calcext:value-type="float">
            <text:p>-0.974798</text:p>
          </table:table-cell>
          <table:table-cell office:value-type="float" office:value="1" calcext:value-type="float">
            <text:p>1</text:p>
          </table:table-cell>
          <table:table-cell office:value-type="float" office:value="-0.959487" calcext:value-type="float">
            <text:p>-0.959487</text:p>
          </table:table-cell>
          <table:table-cell office:value-type="float" office:value="-1" calcext:value-type="float">
            <text:p>-1</text:p>
          </table:table-cell>
          <table:table-cell office:value-type="float" office:value="0.0259843" calcext:value-type="float">
            <text:p>0.025984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2.789" calcext:value-type="float">
            <text:p>102.789</text:p>
          </table:table-cell>
          <table:table-cell office:value-type="float" office:value="100.17" calcext:value-type="float">
            <text:p>100.17</text:p>
          </table:table-cell>
          <table:table-cell office:value-type="float" office:value="64.8855" calcext:value-type="float">
            <text:p>64.8855</text:p>
          </table:table-cell>
          <table:table-cell office:value-type="string" calcext:value-type="string">
            <text:p><text:s/></text:p>
          </table:table-cell>
          <table:table-cell office:value-type="float" office:value="-0.0146671" calcext:value-type="float">
            <text:p>-0.0146671</text:p>
          </table:table-cell>
          <table:table-cell office:value-type="float" office:value="-0.362077" calcext:value-type="float">
            <text:p>-0.362077</text:p>
          </table:table-cell>
          <table:table-cell office:value-type="float" office:value="-0.0359552" calcext:value-type="float">
            <text:p>-0.0359552</text:p>
          </table:table-cell>
          <table:table-cell office:value-type="float" office:value="0.729583" calcext:value-type="float">
            <text:p>0.729583</text:p>
          </table:table-cell>
          <table:table-cell office:value-type="float" office:value="-0.0763461" calcext:value-type="float">
            <text:p>-0.0763461</text:p>
          </table:table-cell>
          <table:table-cell office:value-type="float" office:value="0.152763" calcext:value-type="float">
            <text:p>0.152763</text:p>
          </table:table-cell>
          <table:table-cell office:value-type="float" office:value="-0.093544" calcext:value-type="float">
            <text:p>-0.093544</text:p>
          </table:table-cell>
          <table:table-cell office:value-type="string" calcext:value-type="string">
            <text:p><text:s/></text:p>
          </table:table-cell>
          <table:table-cell office:value-type="float" office:value="0.064116" calcext:value-type="float">
            <text:p>0.064116</text:p>
          </table:table-cell>
          <table:table-cell office:value-type="float" office:value="-0.917196" calcext:value-type="float">
            <text:p>-0.917196</text:p>
          </table:table-cell>
          <table:table-cell office:value-type="float" office:value="1" calcext:value-type="float">
            <text:p>1</text:p>
          </table:table-cell>
          <table:table-cell office:value-type="float" office:value="-0.613623" calcext:value-type="float">
            <text:p>-0.613623</text:p>
          </table:table-cell>
          <table:table-cell office:value-type="float" office:value="-1" calcext:value-type="float">
            <text:p>-1</text:p>
          </table:table-cell>
          <table:table-cell office:value-type="float" office:value="-0.475705" calcext:value-type="float">
            <text:p>-0.47570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0.965" calcext:value-type="float">
            <text:p>120.965</text:p>
          </table:table-cell>
          <table:table-cell office:value-type="float" office:value="124.457" calcext:value-type="float">
            <text:p>124.457</text:p>
          </table:table-cell>
          <table:table-cell office:value-type="float" office:value="93.0391" calcext:value-type="float">
            <text:p>93.0391</text:p>
          </table:table-cell>
          <table:table-cell office:value-type="string" calcext:value-type="string">
            <text:p><text:s/></text:p>
          </table:table-cell>
          <table:table-cell office:value-type="float" office:value="-0.0121671" calcext:value-type="float">
            <text:p>-0.0121671</text:p>
          </table:table-cell>
          <table:table-cell office:value-type="float" office:value="-0.366287" calcext:value-type="float">
            <text:p>-0.366287</text:p>
          </table:table-cell>
          <table:table-cell office:value-type="float" office:value="-0.0309552" calcext:value-type="float">
            <text:p>-0.0309552</text:p>
          </table:table-cell>
          <table:table-cell office:value-type="float" office:value="0.728273" calcext:value-type="float">
            <text:p>0.728273</text:p>
          </table:table-cell>
          <table:table-cell office:value-type="float" office:value="-0.0813461" calcext:value-type="float">
            <text:p>-0.0813461</text:p>
          </table:table-cell>
          <table:table-cell office:value-type="float" office:value="0.14916" calcext:value-type="float">
            <text:p>0.14916</text:p>
          </table:table-cell>
          <table:table-cell office:value-type="float" office:value="-0.098544" calcext:value-type="float">
            <text:p>-0.098544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-0.842008" calcext:value-type="float">
            <text:p>-0.842008</text:p>
          </table:table-cell>
          <table:table-cell office:value-type="float" office:value="1" calcext:value-type="float">
            <text:p>1</text:p>
          </table:table-cell>
          <table:table-cell office:value-type="float" office:value="-0.262045" calcext:value-type="float">
            <text:p>-0.262045</text:p>
          </table:table-cell>
          <table:table-cell office:value-type="float" office:value="-1" calcext:value-type="float">
            <text:p>-1</text:p>
          </table:table-cell>
          <table:table-cell office:value-type="float" office:value="-0.720598" calcext:value-type="float">
            <text:p>-0.72059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8.698" calcext:value-type="float">
            <text:p>138.698</text:p>
          </table:table-cell>
          <table:table-cell office:value-type="float" office:value="142.021" calcext:value-type="float">
            <text:p>142.021</text:p>
          </table:table-cell>
          <table:table-cell office:value-type="float" office:value="123.092" calcext:value-type="float">
            <text:p>123.092</text:p>
          </table:table-cell>
          <table:table-cell office:value-type="string" calcext:value-type="string">
            <text:p><text:s/></text:p>
          </table:table-cell>
          <table:table-cell office:value-type="float" office:value="-0.00966708" calcext:value-type="float">
            <text:p>-0.00966708</text:p>
          </table:table-cell>
          <table:table-cell office:value-type="float" office:value="-0.370228" calcext:value-type="float">
            <text:p>-0.370228</text:p>
          </table:table-cell>
          <table:table-cell office:value-type="float" office:value="-0.0259552" calcext:value-type="float">
            <text:p>-0.0259552</text:p>
          </table:table-cell>
          <table:table-cell office:value-type="float" office:value="0.728059" calcext:value-type="float">
            <text:p>0.728059</text:p>
          </table:table-cell>
          <table:table-cell office:value-type="float" office:value="-0.0851473" calcext:value-type="float">
            <text:p>-0.0851473</text:p>
          </table:table-cell>
          <table:table-cell office:value-type="float" office:value="0.14479" calcext:value-type="float">
            <text:p>0.14479</text:p>
          </table:table-cell>
          <table:table-cell office:value-type="float" office:value="-0.102682" calcext:value-type="float">
            <text:p>-0.10268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-0.788349" calcext:value-type="float">
            <text:p>-0.788349</text:p>
          </table:table-cell>
          <table:table-cell office:value-type="float" office:value="1" calcext:value-type="float">
            <text:p>1</text:p>
          </table:table-cell>
          <table:table-cell office:value-type="float" office:value="-0.0427645" calcext:value-type="float">
            <text:p>-0.0427645</text:p>
          </table:table-cell>
          <table:table-cell office:value-type="float" office:value="-0.760245" calcext:value-type="float">
            <text:p>-0.760245</text:p>
          </table:table-cell>
          <table:table-cell office:value-type="float" office:value="-0.873898" calcext:value-type="float">
            <text:p>-0.873898</text:p>
          </table:table-cell>
          <table:table-cell office:value-type="float" office:value="-0.827594" calcext:value-type="float">
            <text:p>-0.82759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7.68" calcext:value-type="float">
            <text:p>157.68</text:p>
          </table:table-cell>
          <table:table-cell office:value-type="float" office:value="159.241" calcext:value-type="float">
            <text:p>159.241</text:p>
          </table:table-cell>
          <table:table-cell office:value-type="float" office:value="152.139" calcext:value-type="float">
            <text:p>152.139</text:p>
          </table:table-cell>
          <table:table-cell office:value-type="string" calcext:value-type="string">
            <text:p><text:s/></text:p>
          </table:table-cell>
          <table:table-cell office:value-type="float" office:value="-0.00716708" calcext:value-type="float">
            <text:p>-0.00716708</text:p>
          </table:table-cell>
          <table:table-cell office:value-type="float" office:value="-0.373484" calcext:value-type="float">
            <text:p>-0.373484</text:p>
          </table:table-cell>
          <table:table-cell office:value-type="float" office:value="-0.0209552" calcext:value-type="float">
            <text:p>-0.0209552</text:p>
          </table:table-cell>
          <table:table-cell office:value-type="float" office:value="0.728158" calcext:value-type="float">
            <text:p>0.728158</text:p>
          </table:table-cell>
          <table:table-cell office:value-type="float" office:value="-0.0835422" calcext:value-type="float">
            <text:p>-0.0835422</text:p>
          </table:table-cell>
          <table:table-cell office:value-type="float" office:value="0.13979" calcext:value-type="float">
            <text:p>0.13979</text:p>
          </table:table-cell>
          <table:table-cell office:value-type="float" office:value="-0.102904" calcext:value-type="float">
            <text:p>-0.102904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-0.651073" calcext:value-type="float">
            <text:p>-0.651073</text:p>
          </table:table-cell>
          <table:table-cell office:value-type="float" office:value="1" calcext:value-type="float">
            <text:p>1</text:p>
          </table:table-cell>
          <table:table-cell office:value-type="float" office:value="0.0199077" calcext:value-type="float">
            <text:p>0.0199077</text:p>
          </table:table-cell>
          <table:table-cell office:value-type="float" office:value="0.321025" calcext:value-type="float">
            <text:p>0.321025</text:p>
          </table:table-cell>
          <table:table-cell office:value-type="float" office:value="-1" calcext:value-type="float">
            <text:p>-1</text:p>
          </table:table-cell>
          <table:table-cell office:value-type="float" office:value="-0.044318" calcext:value-type="float">
            <text:p>-0.044318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2.612" calcext:value-type="float">
            <text:p>172.612</text:p>
          </table:table-cell>
          <table:table-cell office:value-type="float" office:value="175.359" calcext:value-type="float">
            <text:p>175.359</text:p>
          </table:table-cell>
          <table:table-cell office:value-type="float" office:value="169.081" calcext:value-type="float">
            <text:p>169.081</text:p>
          </table:table-cell>
          <table:table-cell office:value-type="string" calcext:value-type="string">
            <text:p><text:s/></text:p>
          </table:table-cell>
          <table:table-cell office:value-type="float" office:value="-0.00466708" calcext:value-type="float">
            <text:p>-0.00466708</text:p>
          </table:table-cell>
          <table:table-cell office:value-type="float" office:value="-0.37494" calcext:value-type="float">
            <text:p>-0.37494</text:p>
          </table:table-cell>
          <table:table-cell office:value-type="float" office:value="-0.0159552" calcext:value-type="float">
            <text:p>-0.0159552</text:p>
          </table:table-cell>
          <table:table-cell office:value-type="float" office:value="0.726683" calcext:value-type="float">
            <text:p>0.726683</text:p>
          </table:table-cell>
          <table:table-cell office:value-type="float" office:value="-0.0813938" calcext:value-type="float">
            <text:p>-0.0813938</text:p>
          </table:table-cell>
          <table:table-cell office:value-type="float" office:value="0.13479" calcext:value-type="float">
            <text:p>0.13479</text:p>
          </table:table-cell>
          <table:table-cell office:value-type="float" office:value="-0.102745" calcext:value-type="float">
            <text:p>-0.102745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-0.291284" calcext:value-type="float">
            <text:p>-0.291284</text:p>
          </table:table-cell>
          <table:table-cell office:value-type="float" office:value="1" calcext:value-type="float">
            <text:p>1</text:p>
          </table:table-cell>
          <table:table-cell office:value-type="float" office:value="-0.295066" calcext:value-type="float">
            <text:p>-0.295066</text:p>
          </table:table-cell>
          <table:table-cell office:value-type="float" office:value="0.429678" calcext:value-type="float">
            <text:p>0.429678</text:p>
          </table:table-cell>
          <table:table-cell office:value-type="float" office:value="-1" calcext:value-type="float">
            <text:p>-1</text:p>
          </table:table-cell>
          <table:table-cell office:value-type="float" office:value="0.0317205" calcext:value-type="float">
            <text:p>0.031720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7.274" calcext:value-type="float">
            <text:p>187.274</text:p>
          </table:table-cell>
          <table:table-cell office:value-type="float" office:value="190.857" calcext:value-type="float">
            <text:p>190.857</text:p>
          </table:table-cell>
          <table:table-cell office:value-type="float" office:value="184.706" calcext:value-type="float">
            <text:p>184.706</text:p>
          </table:table-cell>
          <table:table-cell office:value-type="string" calcext:value-type="string">
            <text:p><text:s/></text:p>
          </table:table-cell>
          <table:table-cell office:value-type="float" office:value="-0.00216709" calcext:value-type="float">
            <text:p>-0.00216709</text:p>
          </table:table-cell>
          <table:table-cell office:value-type="float" office:value="-0.373616" calcext:value-type="float">
            <text:p>-0.373616</text:p>
          </table:table-cell>
          <table:table-cell office:value-type="float" office:value="-0.0109552" calcext:value-type="float">
            <text:p>-0.0109552</text:p>
          </table:table-cell>
          <table:table-cell office:value-type="float" office:value="0.723536" calcext:value-type="float">
            <text:p>0.723536</text:p>
          </table:table-cell>
          <table:table-cell office:value-type="float" office:value="-0.0792548" calcext:value-type="float">
            <text:p>-0.0792548</text:p>
          </table:table-cell>
          <table:table-cell office:value-type="float" office:value="0.12979" calcext:value-type="float">
            <text:p>0.12979</text:p>
          </table:table-cell>
          <table:table-cell office:value-type="float" office:value="-0.102604" calcext:value-type="float">
            <text:p>-0.102604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0.264813" calcext:value-type="float">
            <text:p>0.264813</text:p>
          </table:table-cell>
          <table:table-cell office:value-type="float" office:value="1" calcext:value-type="float">
            <text:p>1</text:p>
          </table:table-cell>
          <table:table-cell office:value-type="float" office:value="-0.62937" calcext:value-type="float">
            <text:p>-0.62937</text:p>
          </table:table-cell>
          <table:table-cell office:value-type="float" office:value="0.427805" calcext:value-type="float">
            <text:p>0.427805</text:p>
          </table:table-cell>
          <table:table-cell office:value-type="float" office:value="-1" calcext:value-type="float">
            <text:p>-1</text:p>
          </table:table-cell>
          <table:table-cell office:value-type="float" office:value="0.0281694" calcext:value-type="float">
            <text:p>0.028169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.873" calcext:value-type="float">
            <text:p>201.873</text:p>
          </table:table-cell>
          <table:table-cell office:value-type="float" office:value="206.131" calcext:value-type="float">
            <text:p>206.131</text:p>
          </table:table-cell>
          <table:table-cell office:value-type="float" office:value="200.385" calcext:value-type="float">
            <text:p>200.385</text:p>
          </table:table-cell>
          <table:table-cell office:value-type="string" calcext:value-type="string">
            <text:p><text:s/></text:p>
          </table:table-cell>
          <table:table-cell office:value-type="float" office:value="0.00033291" calcext:value-type="float">
            <text:p>0.00033291</text:p>
          </table:table-cell>
          <table:table-cell office:value-type="float" office:value="-0.369438" calcext:value-type="float">
            <text:p>-0.369438</text:p>
          </table:table-cell>
          <table:table-cell office:value-type="float" office:value="-0.00595519" calcext:value-type="float">
            <text:p>-0.00595519</text:p>
          </table:table-cell>
          <table:table-cell office:value-type="float" office:value="0.718729" calcext:value-type="float">
            <text:p>0.718729</text:p>
          </table:table-cell>
          <table:table-cell office:value-type="float" office:value="-0.077055" calcext:value-type="float">
            <text:p>-0.077055</text:p>
          </table:table-cell>
          <table:table-cell office:value-type="float" office:value="0.12479" calcext:value-type="float">
            <text:p>0.12479</text:p>
          </table:table-cell>
          <table:table-cell office:value-type="float" office:value="-0.102418" calcext:value-type="float">
            <text:p>-0.102418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0.835641" calcext:value-type="float">
            <text:p>0.835641</text:p>
          </table:table-cell>
          <table:table-cell office:value-type="float" office:value="1" calcext:value-type="float">
            <text:p>1</text:p>
          </table:table-cell>
          <table:table-cell office:value-type="float" office:value="-0.96145" calcext:value-type="float">
            <text:p>-0.96145</text:p>
          </table:table-cell>
          <table:table-cell office:value-type="float" office:value="0.439948" calcext:value-type="float">
            <text:p>0.439948</text:p>
          </table:table-cell>
          <table:table-cell office:value-type="float" office:value="-1" calcext:value-type="float">
            <text:p>-1</text:p>
          </table:table-cell>
          <table:table-cell office:value-type="float" office:value="0.0372298" calcext:value-type="float">
            <text:p>0.0372298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6.434" calcext:value-type="float">
            <text:p>216.434</text:p>
          </table:table-cell>
          <table:table-cell office:value-type="float" office:value="221.188" calcext:value-type="float">
            <text:p>221.188</text:p>
          </table:table-cell>
          <table:table-cell office:value-type="float" office:value="216.001" calcext:value-type="float">
            <text:p>216.001</text:p>
          </table:table-cell>
          <table:table-cell office:value-type="string" calcext:value-type="string">
            <text:p><text:s/></text:p>
          </table:table-cell>
          <table:table-cell office:value-type="float" office:value="0.00283291" calcext:value-type="float">
            <text:p>0.00283291</text:p>
          </table:table-cell>
          <table:table-cell office:value-type="float" office:value="-0.364438" calcext:value-type="float">
            <text:p>-0.364438</text:p>
          </table:table-cell>
          <table:table-cell office:value-type="float" office:value="-0.000955193" calcext:value-type="float">
            <text:p>-0.000955193</text:p>
          </table:table-cell>
          <table:table-cell office:value-type="float" office:value="0.713729" calcext:value-type="float">
            <text:p>0.713729</text:p>
          </table:table-cell>
          <table:table-cell office:value-type="float" office:value="-0.0748856" calcext:value-type="float">
            <text:p>-0.0748856</text:p>
          </table:table-cell>
          <table:table-cell office:value-type="float" office:value="0.11979" calcext:value-type="float">
            <text:p>0.11979</text:p>
          </table:table-cell>
          <table:table-cell office:value-type="float" office:value="-0.102243" calcext:value-type="float">
            <text:p>-0.102243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433894" calcext:value-type="float">
            <text:p>0.433894</text:p>
          </table:table-cell>
          <table:table-cell office:value-type="float" office:value="-1" calcext:value-type="float">
            <text:p>-1</text:p>
          </table:table-cell>
          <table:table-cell office:value-type="float" office:value="0.0350888" calcext:value-type="float">
            <text:p>0.0350888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4.522" calcext:value-type="float">
            <text:p>174.522</text:p>
          </table:table-cell>
          <table:table-cell office:value-type="float" office:value="179.433" calcext:value-type="float">
            <text:p>179.433</text:p>
          </table:table-cell>
          <table:table-cell office:value-type="float" office:value="173.123" calcext:value-type="float">
            <text:p>173.123</text:p>
          </table:table-cell>
          <table:table-cell office:value-type="string" calcext:value-type="string">
            <text:p><text:s/></text:p>
          </table:table-cell>
          <table:table-cell office:value-type="float" office:value="0.00533291" calcext:value-type="float">
            <text:p>0.00533291</text:p>
          </table:table-cell>
          <table:table-cell office:value-type="float" office:value="-0.368288" calcext:value-type="float">
            <text:p>-0.368288</text:p>
          </table:table-cell>
          <table:table-cell office:value-type="float" office:value="0.0040448" calcext:value-type="float">
            <text:p>0.0040448</text:p>
          </table:table-cell>
          <table:table-cell office:value-type="float" office:value="0.713818" calcext:value-type="float">
            <text:p>0.713818</text:p>
          </table:table-cell>
          <table:table-cell office:value-type="float" office:value="-0.0742137" calcext:value-type="float">
            <text:p>-0.0742137</text:p>
          </table:table-cell>
          <table:table-cell office:value-type="float" office:value="0.11479" calcext:value-type="float">
            <text:p>0.11479</text:p>
          </table:table-cell>
          <table:table-cell office:value-type="float" office:value="-0.103073" calcext:value-type="float">
            <text:p>-0.103073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-0.769985" calcext:value-type="float">
            <text:p>-0.769985</text:p>
          </table:table-cell>
          <table:table-cell office:value-type="float" office:value="1" calcext:value-type="float">
            <text:p>1</text:p>
          </table:table-cell>
          <table:table-cell office:value-type="float" office:value="0.0178284" calcext:value-type="float">
            <text:p>0.0178284</text:p>
          </table:table-cell>
          <table:table-cell office:value-type="float" office:value="0.134379" calcext:value-type="float">
            <text:p>0.134379</text:p>
          </table:table-cell>
          <table:table-cell office:value-type="float" office:value="-1" calcext:value-type="float">
            <text:p>-1</text:p>
          </table:table-cell>
          <table:table-cell office:value-type="float" office:value="-0.16602" calcext:value-type="float">
            <text:p>-0.1660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0.124" calcext:value-type="float">
            <text:p>130.124</text:p>
          </table:table-cell>
          <table:table-cell office:value-type="float" office:value="133.053" calcext:value-type="float">
            <text:p>133.053</text:p>
          </table:table-cell>
          <table:table-cell office:value-type="float" office:value="129.109" calcext:value-type="float">
            <text:p>129.109</text:p>
          </table:table-cell>
          <table:table-cell office:value-type="string" calcext:value-type="string">
            <text:p><text:s/></text:p>
          </table:table-cell>
          <table:table-cell office:value-type="float" office:value="0.0078329" calcext:value-type="float">
            <text:p>0.0078329</text:p>
          </table:table-cell>
          <table:table-cell office:value-type="float" office:value="-0.373288" calcext:value-type="float">
            <text:p>-0.373288</text:p>
          </table:table-cell>
          <table:table-cell office:value-type="float" office:value="0.0090448" calcext:value-type="float">
            <text:p>0.0090448</text:p>
          </table:table-cell>
          <table:table-cell office:value-type="float" office:value="0.717435" calcext:value-type="float">
            <text:p>0.717435</text:p>
          </table:table-cell>
          <table:table-cell office:value-type="float" office:value="-0.0738017" calcext:value-type="float">
            <text:p>-0.0738017</text:p>
          </table:table-cell>
          <table:table-cell office:value-type="float" office:value="0.113855" calcext:value-type="float">
            <text:p>0.113855</text:p>
          </table:table-cell>
          <table:table-cell office:value-type="float" office:value="-0.10382" calcext:value-type="float">
            <text:p>-0.1038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723453" calcext:value-type="float">
            <text:p>7.23E-01</text:p>
          </table:table-cell>
          <table:table-cell table:style-name="ce1" office:value-type="float" office:value="0.0823942" calcext:value-type="float">
            <text:p>8.24E-02</text:p>
          </table:table-cell>
          <table:table-cell table:style-name="ce1" office:value-type="float" office:value="-0.187082" calcext:value-type="float">
            <text:p>-1.87E-01</text:p>
          </table:table-cell>
          <table:table-cell table:style-name="ce1" office:value-type="float" office:value="-0.149561" calcext:value-type="float">
            <text:p>-1.50E-0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1.0813" calcext:value-type="float">
            <text:p>91.0813</text:p>
          </table:table-cell>
          <table:table-cell office:value-type="float" office:value="92.3746" calcext:value-type="float">
            <text:p>92.3746</text:p>
          </table:table-cell>
          <table:table-cell office:value-type="float" office:value="89.9258" calcext:value-type="float">
            <text:p>89.9258</text:p>
          </table:table-cell>
          <table:table-cell office:value-type="string" calcext:value-type="string">
            <text:p><text:s/></text:p>
          </table:table-cell>
          <table:table-cell office:value-type="float" office:value="0.0103329" calcext:value-type="float">
            <text:p>0.0103329</text:p>
          </table:table-cell>
          <table:table-cell office:value-type="float" office:value="-0.376294" calcext:value-type="float">
            <text:p>-0.376294</text:p>
          </table:table-cell>
          <table:table-cell office:value-type="float" office:value="0.0140448" calcext:value-type="float">
            <text:p>0.0140448</text:p>
          </table:table-cell>
          <table:table-cell office:value-type="float" office:value="0.719528" calcext:value-type="float">
            <text:p>0.719528</text:p>
          </table:table-cell>
          <table:table-cell office:value-type="float" office:value="-0.0735586" calcext:value-type="float">
            <text:p>-0.0735586</text:p>
          </table:table-cell>
          <table:table-cell office:value-type="float" office:value="0.112836" calcext:value-type="float">
            <text:p>0.112836</text:p>
          </table:table-cell>
          <table:table-cell office:value-type="float" office:value="-0.104353" calcext:value-type="float">
            <text:p>-0.104353</text:p>
          </table:table-cell>
          <table:table-cell office:value-type="string" calcext:value-type="string">
            <text:p><text:s/></text:p>
          </table:table-cell>
          <table:table-cell table:style-name="ce1" office:value-type="float" office:value="1" calcext:value-type="float">
            <text:p>1.00E+00</text:p>
          </table:table-cell>
          <table:table-cell office:value-type="float" office:value="-0.601245" calcext:value-type="float">
            <text:p>-0.601245</text:p>
          </table:table-cell>
          <table:table-cell office:value-type="float" office:value="1" calcext:value-type="float">
            <text:p>1</text:p>
          </table:table-cell>
          <table:table-cell office:value-type="float" office:value="0.418475" calcext:value-type="float">
            <text:p>0.418475</text:p>
          </table:table-cell>
          <table:table-cell table:style-name="ce1" office:value-type="float" office:value="0.0486127" calcext:value-type="float">
            <text:p>4.86E-02</text:p>
          </table:table-cell>
          <table:table-cell office:value-type="float" office:value="-0.203689" calcext:value-type="float">
            <text:p>-0.203689</text:p>
          </table:table-cell>
          <table:table-cell table:style-name="ce1" office:value-type="float" office:value="-0.106501" calcext:value-type="float">
            <text:p>-1.07E-0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1.7343" calcext:value-type="float">
            <text:p>51.7343</text:p>
          </table:table-cell>
          <table:table-cell office:value-type="float" office:value="52.3061" calcext:value-type="float">
            <text:p>52.3061</text:p>
          </table:table-cell>
          <table:table-cell office:value-type="float" office:value="51.0281" calcext:value-type="float">
            <text:p>51.0281</text:p>
          </table:table-cell>
          <table:table-cell office:value-type="string" calcext:value-type="string">
            <text:p><text:s/></text:p>
          </table:table-cell>
          <table:table-cell office:value-type="float" office:value="0.0128329" calcext:value-type="float">
            <text:p>0.0128329</text:p>
          </table:table-cell>
          <table:table-cell office:value-type="float" office:value="-0.378304" calcext:value-type="float">
            <text:p>-0.378304</text:p>
          </table:table-cell>
          <table:table-cell office:value-type="float" office:value="0.0190448" calcext:value-type="float">
            <text:p>0.0190448</text:p>
          </table:table-cell>
          <table:table-cell office:value-type="float" office:value="0.720973" calcext:value-type="float">
            <text:p>0.720973</text:p>
          </table:table-cell>
          <table:table-cell office:value-type="float" office:value="-0.0735018" calcext:value-type="float">
            <text:p>-0.0735018</text:p>
          </table:table-cell>
          <table:table-cell office:value-type="float" office:value="0.112543" calcext:value-type="float">
            <text:p>0.112543</text:p>
          </table:table-cell>
          <table:table-cell office:value-type="float" office:value="-0.104714" calcext:value-type="float">
            <text:p>-0.104714</text:p>
          </table:table-cell>
          <table:table-cell office:value-type="string" calcext:value-type="string">
            <text:p><text:s/></text:p>
          </table:table-cell>
          <table:table-cell table:style-name="ce1" office:value-type="float" office:value="1" calcext:value-type="float">
            <text:p>1.00E+00</text:p>
          </table:table-cell>
          <table:table-cell office:value-type="float" office:value="-0.401892" calcext:value-type="float">
            <text:p>-0.401892</text:p>
          </table:table-cell>
          <table:table-cell table:style-name="ce1" office:value-type="float" office:value="1" calcext:value-type="float">
            <text:p>1.00E+00</text:p>
          </table:table-cell>
          <table:table-cell table:style-name="ce1" office:value-type="float" office:value="0.289116" calcext:value-type="float">
            <text:p>2.89E-01</text:p>
          </table:table-cell>
          <table:table-cell table:style-name="ce1" office:value-type="float" office:value="0.0113692" calcext:value-type="float">
            <text:p>1.14E-02</text:p>
          </table:table-cell>
          <table:table-cell table:style-name="ce1" office:value-type="float" office:value="-0.0587204" calcext:value-type="float">
            <text:p>-5.87E-02</text:p>
          </table:table-cell>
          <table:table-cell table:style-name="ce1" office:value-type="float" office:value="-0.0722584" calcext:value-type="float">
            <text:p>-7.23E-0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.8045" calcext:value-type="float">
            <text:p>12.8045</text:p>
          </table:table-cell>
          <table:table-cell office:value-type="float" office:value="13.2784" calcext:value-type="float">
            <text:p>13.2784</text:p>
          </table:table-cell>
          <table:table-cell office:value-type="float" office:value="12.9098" calcext:value-type="float">
            <text:p>12.9098</text:p>
          </table:table-cell>
          <table:table-cell office:value-type="string" calcext:value-type="string">
            <text:p><text:s/></text:p>
          </table:table-cell>
          <table:table-cell office:value-type="float" office:value="0.0138661" calcext:value-type="float">
            <text:p>0.0138661</text:p>
          </table:table-cell>
          <table:table-cell office:value-type="float" office:value="-0.379064" calcext:value-type="float">
            <text:p>-0.379064</text:p>
          </table:table-cell>
          <table:table-cell office:value-type="float" office:value="0.02066" calcext:value-type="float">
            <text:p>0.02066</text:p>
          </table:table-cell>
          <table:table-cell office:value-type="float" office:value="0.721491" calcext:value-type="float">
            <text:p>0.721491</text:p>
          </table:table-cell>
          <table:table-cell office:value-type="float" office:value="-0.073611" calcext:value-type="float">
            <text:p>-0.073611</text:p>
          </table:table-cell>
          <table:table-cell office:value-type="float" office:value="0.112645" calcext:value-type="float">
            <text:p>0.112645</text:p>
          </table:table-cell>
          <table:table-cell office:value-type="float" office:value="-0.104899" calcext:value-type="float">
            <text:p>-0.104899</text:p>
          </table:table-cell>
          <table:table-cell office:value-type="string" calcext:value-type="string">
            <text:p><text:s/></text:p>
          </table:table-cell>
          <table:table-cell table:style-name="ce1" office:value-type="float" office:value="0.41327" calcext:value-type="float">
            <text:p>4.13E-01</text:p>
          </table:table-cell>
          <table:table-cell table:style-name="ce1" office:value-type="float" office:value="-0.15214" calcext:value-type="float">
            <text:p>-1.52E-01</text:p>
          </table:table-cell>
          <table:table-cell table:style-name="ce1" office:value-type="float" office:value="0.32304" calcext:value-type="float">
            <text:p>3.23E-01</text:p>
          </table:table-cell>
          <table:table-cell table:style-name="ce1" office:value-type="float" office:value="0.103639" calcext:value-type="float">
            <text:p>1.04E-01</text:p>
          </table:table-cell>
          <table:table-cell table:style-name="ce1" office:value-type="float" office:value="-0.0218393" calcext:value-type="float">
            <text:p>-2.18E-02</text:p>
          </table:table-cell>
          <table:table-cell table:style-name="ce1" office:value-type="float" office:value="0.020378" calcext:value-type="float">
            <text:p>2.04E-02</text:p>
          </table:table-cell>
          <table:table-cell table:style-name="ce1" office:value-type="float" office:value="-0.0370461" calcext:value-type="float">
            <text:p>-3.70E-0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95255" calcext:value-type="float">
            <text:p>0.695255</text:p>
          </table:table-cell>
          <table:table-cell office:value-type="float" office:value="0.489466" calcext:value-type="float">
            <text:p>0.489466</text:p>
          </table:table-cell>
          <table:table-cell office:value-type="float" office:value="0.134543" calcext:value-type="float">
            <text:p>0.134543</text:p>
          </table:table-cell>
          <table:table-cell office:value-type="string" calcext:value-type="string">
            <text:p><text:s/></text:p>
          </table:table-cell>
          <table:table-cell office:value-type="float" office:value="0.0138077" calcext:value-type="float">
            <text:p>0.0138077</text:p>
          </table:table-cell>
          <table:table-cell office:value-type="float" office:value="-0.37917" calcext:value-type="float">
            <text:p>-0.37917</text:p>
          </table:table-cell>
          <table:table-cell office:value-type="float" office:value="0.0207193" calcext:value-type="float">
            <text:p>0.0207193</text:p>
          </table:table-cell>
          <table:table-cell office:value-type="float" office:value="0.721565" calcext:value-type="float">
            <text:p>0.721565</text:p>
          </table:table-cell>
          <table:table-cell office:value-type="float" office:value="-0.0737383" calcext:value-type="float">
            <text:p>-0.0737383</text:p>
          </table:table-cell>
          <table:table-cell office:value-type="float" office:value="0.11273" calcext:value-type="float">
            <text:p>0.11273</text:p>
          </table:table-cell>
          <table:table-cell office:value-type="float" office:value="-0.104996" calcext:value-type="float">
            <text:p>-0.104996</text:p>
          </table:table-cell>
          <table:table-cell office:value-type="string" calcext:value-type="string">
            <text:p><text:s/></text:p>
          </table:table-cell>
          <table:table-cell table:style-name="ce1" office:value-type="float" office:value="-0.0233671" calcext:value-type="float">
            <text:p>-2.34E-02</text:p>
          </table:table-cell>
          <table:table-cell table:style-name="ce1" office:value-type="float" office:value="-0.021242" calcext:value-type="float">
            <text:p>-2.12E-02</text:p>
          </table:table-cell>
          <table:table-cell table:style-name="ce1" office:value-type="float" office:value="0.0118597" calcext:value-type="float">
            <text:p>1.19E-02</text:p>
          </table:table-cell>
          <table:table-cell table:style-name="ce1" office:value-type="float" office:value="0.0148076" calcext:value-type="float">
            <text:p>1.48E-02</text:p>
          </table:table-cell>
          <table:table-cell table:style-name="ce1" office:value-type="float" office:value="-0.0254589" calcext:value-type="float">
            <text:p>-2.55E-02</text:p>
          </table:table-cell>
          <table:table-cell table:style-name="ce1" office:value-type="float" office:value="0.0170213" calcext:value-type="float">
            <text:p>1.70E-02</text:p>
          </table:table-cell>
          <table:table-cell table:style-name="ce1" office:value-type="float" office:value="-0.0193373" calcext:value-type="float">
            <text:p>-1.93E-0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21644" calcext:value-type="float">
            <text:p>0.521644</text:p>
          </table:table-cell>
          <table:table-cell office:value-type="float" office:value="0.392809" calcext:value-type="float">
            <text:p>0.392809</text:p>
          </table:table-cell>
          <table:table-cell office:value-type="float" office:value="0.376697" calcext:value-type="float">
            <text:p>0.376697</text:p>
          </table:table-cell>
          <table:table-cell office:value-type="string" calcext:value-type="string">
            <text:p><text:s/></text:p>
          </table:table-cell>
          <table:table-cell office:value-type="float" office:value="0.013802" calcext:value-type="float">
            <text:p>0.013802</text:p>
          </table:table-cell>
          <table:table-cell office:value-type="float" office:value="-0.379064" calcext:value-type="float">
            <text:p>-0.379064</text:p>
          </table:table-cell>
          <table:table-cell office:value-type="float" office:value="0.020716" calcext:value-type="float">
            <text:p>0.020716</text:p>
          </table:table-cell>
          <table:table-cell office:value-type="float" office:value="0.721528" calcext:value-type="float">
            <text:p>0.721528</text:p>
          </table:table-cell>
          <table:table-cell office:value-type="float" office:value="-0.0737482" calcext:value-type="float">
            <text:p>-0.0737482</text:p>
          </table:table-cell>
          <table:table-cell office:value-type="float" office:value="0.112686" calcext:value-type="float">
            <text:p>0.112686</text:p>
          </table:table-cell>
          <table:table-cell office:value-type="float" office:value="-0.105003" calcext:value-type="float">
            <text:p>-0.105003</text:p>
          </table:table-cell>
          <table:table-cell office:value-type="string" calcext:value-type="string">
            <text:p><text:s/></text:p>
          </table:table-cell>
          <table:table-cell table:style-name="ce1" office:value-type="float" office:value="-0.00228098" calcext:value-type="float">
            <text:p>-2.28E-03</text:p>
          </table:table-cell>
          <table:table-cell table:style-name="ce1" office:value-type="float" office:value="0.0213198" calcext:value-type="float">
            <text:p>2.13E-02</text:p>
          </table:table-cell>
          <table:table-cell table:style-name="ce1" office:value-type="float" office:value="-0.000658082" calcext:value-type="float">
            <text:p>-6.58E-04</text:p>
          </table:table-cell>
          <table:table-cell table:style-name="ce1" office:value-type="float" office:value="-0.00740987" calcext:value-type="float">
            <text:p>-7.41E-03</text:p>
          </table:table-cell>
          <table:table-cell table:style-name="ce1" office:value-type="float" office:value="-0.00198329" calcext:value-type="float">
            <text:p>-1.98E-03</text:p>
          </table:table-cell>
          <table:table-cell table:style-name="ce1" office:value-type="float" office:value="-0.00871645" calcext:value-type="float">
            <text:p>-8.72E-03</text:p>
          </table:table-cell>
          <table:table-cell table:style-name="ce1" office:value-type="float" office:value="-0.00142964" calcext:value-type="float">
            <text:p>-1.43E-0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33636" calcext:value-type="float">
            <text:p>0.533636</text:p>
          </table:table-cell>
          <table:table-cell office:value-type="float" office:value="0.37338" calcext:value-type="float">
            <text:p>0.37338</text:p>
          </table:table-cell>
          <table:table-cell office:value-type="float" office:value="0.362899" calcext:value-type="float">
            <text:p>0.362899</text:p>
          </table:table-cell>
          <table:table-cell office:value-type="string" calcext:value-type="string">
            <text:p><text:s/></text:p>
          </table:table-cell>
          <table:table-cell office:value-type="float" office:value="0.013799" calcext:value-type="float">
            <text:p>0.013799</text:p>
          </table:table-cell>
          <table:table-cell office:value-type="float" office:value="-0.379096" calcext:value-type="float">
            <text:p>-0.379096</text:p>
          </table:table-cell>
          <table:table-cell office:value-type="float" office:value="0.0207231" calcext:value-type="float">
            <text:p>0.0207231</text:p>
          </table:table-cell>
          <table:table-cell office:value-type="float" office:value="0.721542" calcext:value-type="float">
            <text:p>0.721542</text:p>
          </table:table-cell>
          <table:table-cell office:value-type="float" office:value="-0.0737572" calcext:value-type="float">
            <text:p>-0.0737572</text:p>
          </table:table-cell>
          <table:table-cell office:value-type="float" office:value="0.112702" calcext:value-type="float">
            <text:p>0.112702</text:p>
          </table:table-cell>
          <table:table-cell office:value-type="float" office:value="-0.10501" calcext:value-type="float">
            <text:p>-0.10501</text:p>
          </table:table-cell>
          <table:table-cell office:value-type="string" calcext:value-type="string">
            <text:p><text:s/></text:p>
          </table:table-cell>
          <table:table-cell table:style-name="ce1" office:value-type="float" office:value="-0.00119436" calcext:value-type="float">
            <text:p>-1.19E-03</text:p>
          </table:table-cell>
          <table:table-cell table:style-name="ce1" office:value-type="float" office:value="-0.00640654" calcext:value-type="float">
            <text:p>-6.41E-03</text:p>
          </table:table-cell>
          <table:table-cell table:style-name="ce1" office:value-type="float" office:value="0.00142103" calcext:value-type="float">
            <text:p>1.42E-03</text:p>
          </table:table-cell>
          <table:table-cell table:style-name="ce1" office:value-type="float" office:value="0.00279677" calcext:value-type="float">
            <text:p>2.80E-03</text:p>
          </table:table-cell>
          <table:table-cell table:style-name="ce1" office:value-type="float" office:value="-0.00179885" calcext:value-type="float">
            <text:p>-1.80E-03</text:p>
          </table:table-cell>
          <table:table-cell table:style-name="ce1" office:value-type="float" office:value="0.00321186" calcext:value-type="float">
            <text:p>3.21E-03</text:p>
          </table:table-cell>
          <table:table-cell table:style-name="ce1" office:value-type="float" office:value="-0.00139752" calcext:value-type="float">
            <text:p>-1.40E-0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28943" calcext:value-type="float">
            <text:p>0.528943</text:p>
          </table:table-cell>
          <table:table-cell office:value-type="float" office:value="0.37497" calcext:value-type="float">
            <text:p>0.37497</text:p>
          </table:table-cell>
          <table:table-cell office:value-type="float" office:value="0.397189" calcext:value-type="float">
            <text:p>0.397189</text:p>
          </table:table-cell>
          <table:table-cell office:value-type="string" calcext:value-type="string">
            <text:p><text:s/></text:p>
          </table:table-cell>
          <table:table-cell office:value-type="float" office:value="0.0138008" calcext:value-type="float">
            <text:p>0.0138008</text:p>
          </table:table-cell>
          <table:table-cell office:value-type="float" office:value="-0.379078" calcext:value-type="float">
            <text:p>-0.379078</text:p>
          </table:table-cell>
          <table:table-cell office:value-type="float" office:value="0.0207199" calcext:value-type="float">
            <text:p>0.0207199</text:p>
          </table:table-cell>
          <table:table-cell office:value-type="float" office:value="0.721534" calcext:value-type="float">
            <text:p>0.721534</text:p>
          </table:table-cell>
          <table:table-cell office:value-type="float" office:value="-0.0737527" calcext:value-type="float">
            <text:p>-0.0737527</text:p>
          </table:table-cell>
          <table:table-cell office:value-type="float" office:value="0.112693" calcext:value-type="float">
            <text:p>0.112693</text:p>
          </table:table-cell>
          <table:table-cell office:value-type="float" office:value="-0.105007" calcext:value-type="float">
            <text:p>-0.105007</text:p>
          </table:table-cell>
          <table:table-cell office:value-type="string" calcext:value-type="string">
            <text:p><text:s/></text:p>
          </table:table-cell>
          <table:table-cell table:style-name="ce1" office:value-type="float" office:value="0.000723134" calcext:value-type="float">
            <text:p>7.23E-04</text:p>
          </table:table-cell>
          <table:table-cell office:value-type="float" office:value="0.00354121" calcext:value-type="float">
            <text:p>0.00354121</text:p>
          </table:table-cell>
          <table:table-cell table:style-name="ce1" office:value-type="float" office:value="-0.000637124" calcext:value-type="float">
            <text:p>-6.37E-04</text:p>
          </table:table-cell>
          <table:table-cell table:style-name="ce1" office:value-type="float" office:value="-0.00165002" calcext:value-type="float">
            <text:p>-1.65E-03</text:p>
          </table:table-cell>
          <table:table-cell table:style-name="ce1" office:value-type="float" office:value="0.000887293" calcext:value-type="float">
            <text:p>8.87E-04</text:p>
          </table:table-cell>
          <table:table-cell table:style-name="ce1" office:value-type="float" office:value="-0.00188276" calcext:value-type="float">
            <text:p>-1.88E-03</text:p>
          </table:table-cell>
          <table:table-cell table:style-name="ce1" office:value-type="float" office:value="0.000686322" calcext:value-type="float">
            <text:p>6.86E-0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31031" calcext:value-type="float">
            <text:p>0.531031</text:p>
          </table:table-cell>
          <table:table-cell office:value-type="float" office:value="0.375294" calcext:value-type="float">
            <text:p>0.375294</text:p>
          </table:table-cell>
          <table:table-cell office:value-type="float" office:value="0.372158" calcext:value-type="float">
            <text:p>0.372158</text:p>
          </table:table-cell>
          <table:table-cell office:value-type="string" calcext:value-type="string">
            <text:p><text:s/></text:p>
          </table:table-cell>
          <table:table-cell office:value-type="float" office:value="0.0137998" calcext:value-type="float">
            <text:p>0.0137998</text:p>
          </table:table-cell>
          <table:table-cell office:value-type="float" office:value="-0.379098" calcext:value-type="float">
            <text:p>-0.379098</text:p>
          </table:table-cell>
          <table:table-cell office:value-type="float" office:value="0.0207226" calcext:value-type="float">
            <text:p>0.0207226</text:p>
          </table:table-cell>
          <table:table-cell office:value-type="float" office:value="0.721542" calcext:value-type="float">
            <text:p>0.721542</text:p>
          </table:table-cell>
          <table:table-cell office:value-type="float" office:value="-0.0737555" calcext:value-type="float">
            <text:p>-0.0737555</text:p>
          </table:table-cell>
          <table:table-cell office:value-type="float" office:value="0.112702" calcext:value-type="float">
            <text:p>0.112702</text:p>
          </table:table-cell>
          <table:table-cell office:value-type="float" office:value="-0.105009" calcext:value-type="float">
            <text:p>-0.105009</text:p>
          </table:table-cell>
          <table:table-cell office:value-type="string" calcext:value-type="string">
            <text:p><text:s/></text:p>
          </table:table-cell>
          <table:table-cell table:style-name="ce1" office:value-type="float" office:value="-0.00037693" calcext:value-type="float">
            <text:p>-3.77E-04</text:p>
          </table:table-cell>
          <table:table-cell table:style-name="ce1" office:value-type="float" office:value="-0.00397405" calcext:value-type="float">
            <text:p>-3.97E-03</text:p>
          </table:table-cell>
          <table:table-cell table:style-name="ce1" office:value-type="float" office:value="0.000541701" calcext:value-type="float">
            <text:p>5.42E-04</text:p>
          </table:table-cell>
          <table:table-cell table:style-name="ce1" office:value-type="float" office:value="0.00163578" calcext:value-type="float">
            <text:p>1.64E-03</text:p>
          </table:table-cell>
          <table:table-cell table:style-name="ce1" office:value-type="float" office:value="-0.000552781" calcext:value-type="float">
            <text:p>-5.53E-04</text:p>
          </table:table-cell>
          <table:table-cell table:style-name="ce1" office:value-type="float" office:value="0.00189665" calcext:value-type="float">
            <text:p>1.90E-03</text:p>
          </table:table-cell>
          <table:table-cell table:style-name="ce1" office:value-type="float" office:value="-0.000434375" calcext:value-type="float">
            <text:p>-4.34E-0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1.4458" calcext:value-type="float">
            <text:p>51.4458</text:p>
          </table:table-cell>
          <table:table-cell office:value-type="float" office:value="41.5448" calcext:value-type="float">
            <text:p>41.5448</text:p>
          </table:table-cell>
          <table:table-cell office:value-type="float" office:value="65.6639" calcext:value-type="float">
            <text:p>65.6639</text:p>
          </table:table-cell>
          <table:table-cell office:value-type="string" calcext:value-type="string">
            <text:p><text:s/></text:p>
          </table:table-cell>
          <table:table-cell office:value-type="float" office:value="0.0112998" calcext:value-type="float">
            <text:p>0.0112998</text:p>
          </table:table-cell>
          <table:table-cell office:value-type="float" office:value="-0.37978" calcext:value-type="float">
            <text:p>-0.37978</text:p>
          </table:table-cell>
          <table:table-cell office:value-type="float" office:value="0.0200484" calcext:value-type="float">
            <text:p>0.0200484</text:p>
          </table:table-cell>
          <table:table-cell office:value-type="float" office:value="0.723675" calcext:value-type="float">
            <text:p>0.723675</text:p>
          </table:table-cell>
          <table:table-cell office:value-type="float" office:value="-0.0787555" calcext:value-type="float">
            <text:p>-0.0787555</text:p>
          </table:table-cell>
          <table:table-cell office:value-type="float" office:value="0.117165" calcext:value-type="float">
            <text:p>0.117165</text:p>
          </table:table-cell>
          <table:table-cell office:value-type="float" office:value="-0.110009" calcext:value-type="float">
            <text:p>-0.110009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-0.136466" calcext:value-type="float">
            <text:p>-0.136466</text:p>
          </table:table-cell>
          <table:table-cell office:value-type="float" office:value="-0.134844" calcext:value-type="float">
            <text:p>-0.134844</text:p>
          </table:table-cell>
          <table:table-cell office:value-type="float" office:value="0.426582" calcext:value-type="float">
            <text:p>0.426582</text:p>
          </table:table-cell>
          <table:table-cell office:value-type="float" office:value="-1" calcext:value-type="float">
            <text:p>-1</text:p>
          </table:table-cell>
          <table:table-cell office:value-type="float" office:value="0.892467" calcext:value-type="float">
            <text:p>0.89246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5.3343" calcext:value-type="float">
            <text:p>85.3343</text:p>
          </table:table-cell>
          <table:table-cell office:value-type="float" office:value="71.3289" calcext:value-type="float">
            <text:p>71.3289</text:p>
          </table:table-cell>
          <table:table-cell office:value-type="float" office:value="108.107" calcext:value-type="float">
            <text:p>108.107</text:p>
          </table:table-cell>
          <table:table-cell office:value-type="string" calcext:value-type="string">
            <text:p><text:s/></text:p>
          </table:table-cell>
          <table:table-cell office:value-type="float" office:value="0.00879984" calcext:value-type="float">
            <text:p>0.00879984</text:p>
          </table:table-cell>
          <table:table-cell office:value-type="float" office:value="-0.377667" calcext:value-type="float">
            <text:p>-0.377667</text:p>
          </table:table-cell>
          <table:table-cell office:value-type="float" office:value="0.0177384" calcext:value-type="float">
            <text:p>0.0177384</text:p>
          </table:table-cell>
          <table:table-cell office:value-type="float" office:value="0.724694" calcext:value-type="float">
            <text:p>0.724694</text:p>
          </table:table-cell>
          <table:table-cell office:value-type="float" office:value="-0.0837555" calcext:value-type="float">
            <text:p>-0.0837555</text:p>
          </table:table-cell>
          <table:table-cell office:value-type="float" office:value="0.122165" calcext:value-type="float">
            <text:p>0.122165</text:p>
          </table:table-cell>
          <table:table-cell office:value-type="float" office:value="-0.115009" calcext:value-type="float">
            <text:p>-0.115009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0.422724" calcext:value-type="float">
            <text:p>0.422724</text:p>
          </table:table-cell>
          <table:table-cell office:value-type="float" office:value="-0.461993" calcext:value-type="float">
            <text:p>-0.461993</text:p>
          </table:table-cell>
          <table:table-cell office:value-type="float" office:value="0.203711" calcext:value-type="float">
            <text:p>0.20371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1.073" calcext:value-type="float">
            <text:p>111.073</text:p>
          </table:table-cell>
          <table:table-cell office:value-type="float" office:value="93.3716" calcext:value-type="float">
            <text:p>93.3716</text:p>
          </table:table-cell>
          <table:table-cell office:value-type="float" office:value="142.109" calcext:value-type="float">
            <text:p>142.109</text:p>
          </table:table-cell>
          <table:table-cell office:value-type="string" calcext:value-type="string">
            <text:p><text:s/></text:p>
          </table:table-cell>
          <table:table-cell office:value-type="float" office:value="0.00629984" calcext:value-type="float">
            <text:p>0.00629984</text:p>
          </table:table-cell>
          <table:table-cell office:value-type="float" office:value="-0.374474" calcext:value-type="float">
            <text:p>-0.374474</text:p>
          </table:table-cell>
          <table:table-cell office:value-type="float" office:value="0.0147688" calcext:value-type="float">
            <text:p>0.0147688</text:p>
          </table:table-cell>
          <table:table-cell office:value-type="float" office:value="0.724987" calcext:value-type="float">
            <text:p>0.724987</text:p>
          </table:table-cell>
          <table:table-cell office:value-type="float" office:value="-0.0887555" calcext:value-type="float">
            <text:p>-0.0887555</text:p>
          </table:table-cell>
          <table:table-cell office:value-type="float" office:value="0.127165" calcext:value-type="float">
            <text:p>0.127165</text:p>
          </table:table-cell>
          <table:table-cell office:value-type="float" office:value="-0.120009" calcext:value-type="float">
            <text:p>-0.120009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0.638534" calcext:value-type="float">
            <text:p>0.638534</text:p>
          </table:table-cell>
          <table:table-cell office:value-type="float" office:value="-0.593931" calcext:value-type="float">
            <text:p>-0.593931</text:p>
          </table:table-cell>
          <table:table-cell office:value-type="float" office:value="0.0586285" calcext:value-type="float">
            <text:p>0.058628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2.515" calcext:value-type="float">
            <text:p>132.515</text:p>
          </table:table-cell>
          <table:table-cell office:value-type="float" office:value="112.756" calcext:value-type="float">
            <text:p>112.756</text:p>
          </table:table-cell>
          <table:table-cell office:value-type="float" office:value="171.916" calcext:value-type="float">
            <text:p>171.916</text:p>
          </table:table-cell>
          <table:table-cell office:value-type="string" calcext:value-type="string">
            <text:p><text:s/></text:p>
          </table:table-cell>
          <table:table-cell office:value-type="float" office:value="0.00379984" calcext:value-type="float">
            <text:p>0.00379984</text:p>
          </table:table-cell>
          <table:table-cell office:value-type="float" office:value="-0.369692" calcext:value-type="float">
            <text:p>-0.369692</text:p>
          </table:table-cell>
          <table:table-cell office:value-type="float" office:value="0.0113492" calcext:value-type="float">
            <text:p>0.0113492</text:p>
          </table:table-cell>
          <table:table-cell office:value-type="float" office:value="0.724659" calcext:value-type="float">
            <text:p>0.724659</text:p>
          </table:table-cell>
          <table:table-cell office:value-type="float" office:value="-0.0937555" calcext:value-type="float">
            <text:p>-0.0937555</text:p>
          </table:table-cell>
          <table:table-cell office:value-type="float" office:value="0.132165" calcext:value-type="float">
            <text:p>0.132165</text:p>
          </table:table-cell>
          <table:table-cell office:value-type="float" office:value="-0.125009" calcext:value-type="float">
            <text:p>-0.125009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0.956466" calcext:value-type="float">
            <text:p>0.956466</text:p>
          </table:table-cell>
          <table:table-cell office:value-type="float" office:value="-0.683923" calcext:value-type="float">
            <text:p>-0.683923</text:p>
          </table:table-cell>
          <table:table-cell office:value-type="float" office:value="-0.0655385" calcext:value-type="float">
            <text:p>-0.065538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1.823" calcext:value-type="float">
            <text:p>151.823</text:p>
          </table:table-cell>
          <table:table-cell office:value-type="float" office:value="130.867" calcext:value-type="float">
            <text:p>130.867</text:p>
          </table:table-cell>
          <table:table-cell office:value-type="float" office:value="199.121" calcext:value-type="float">
            <text:p>199.121</text:p>
          </table:table-cell>
          <table:table-cell office:value-type="string" calcext:value-type="string">
            <text:p><text:s/></text:p>
          </table:table-cell>
          <table:table-cell office:value-type="float" office:value="0.00129984" calcext:value-type="float">
            <text:p>0.00129984</text:p>
          </table:table-cell>
          <table:table-cell office:value-type="float" office:value="-0.364692" calcext:value-type="float">
            <text:p>-0.364692</text:p>
          </table:table-cell>
          <table:table-cell office:value-type="float" office:value="0.00738695" calcext:value-type="float">
            <text:p>0.00738695</text:p>
          </table:table-cell>
          <table:table-cell office:value-type="float" office:value="0.72327" calcext:value-type="float">
            <text:p>0.72327</text:p>
          </table:table-cell>
          <table:table-cell office:value-type="float" office:value="-0.0987555" calcext:value-type="float">
            <text:p>-0.0987555</text:p>
          </table:table-cell>
          <table:table-cell office:value-type="float" office:value="0.137165" calcext:value-type="float">
            <text:p>0.137165</text:p>
          </table:table-cell>
          <table:table-cell office:value-type="float" office:value="-0.130009" calcext:value-type="float">
            <text:p>-0.130009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0.792446" calcext:value-type="float">
            <text:p>-0.792446</text:p>
          </table:table-cell>
          <table:table-cell office:value-type="float" office:value="-0.277943" calcext:value-type="float">
            <text:p>-0.27794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4.611" calcext:value-type="float">
            <text:p>164.611</text:p>
          </table:table-cell>
          <table:table-cell office:value-type="float" office:value="144.919" calcext:value-type="float">
            <text:p>144.919</text:p>
          </table:table-cell>
          <table:table-cell office:value-type="float" office:value="219.201" calcext:value-type="float">
            <text:p>219.201</text:p>
          </table:table-cell>
          <table:table-cell office:value-type="string" calcext:value-type="string">
            <text:p><text:s/></text:p>
          </table:table-cell>
          <table:table-cell office:value-type="float" office:value="-0.00120015" calcext:value-type="float">
            <text:p>-0.00120015</text:p>
          </table:table-cell>
          <table:table-cell office:value-type="float" office:value="-0.359692" calcext:value-type="float">
            <text:p>-0.359692</text:p>
          </table:table-cell>
          <table:table-cell office:value-type="float" office:value="0.00245911" calcext:value-type="float">
            <text:p>0.00245911</text:p>
          </table:table-cell>
          <table:table-cell office:value-type="float" office:value="0.719702" calcext:value-type="float">
            <text:p>0.719702</text:p>
          </table:table-cell>
          <table:table-cell office:value-type="float" office:value="-0.103755" calcext:value-type="float">
            <text:p>-0.103755</text:p>
          </table:table-cell>
          <table:table-cell office:value-type="float" office:value="0.142165" calcext:value-type="float">
            <text:p>0.142165</text:p>
          </table:table-cell>
          <table:table-cell office:value-type="float" office:value="-0.135009" calcext:value-type="float">
            <text:p>-0.135009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0.985568" calcext:value-type="float">
            <text:p>-0.985568</text:p>
          </table:table-cell>
          <table:table-cell office:value-type="float" office:value="-0.713495" calcext:value-type="float">
            <text:p>-0.71349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4.816" calcext:value-type="float">
            <text:p>164.816</text:p>
          </table:table-cell>
          <table:table-cell office:value-type="float" office:value="150.776" calcext:value-type="float">
            <text:p>150.776</text:p>
          </table:table-cell>
          <table:table-cell office:value-type="float" office:value="225.851" calcext:value-type="float">
            <text:p>225.851</text:p>
          </table:table-cell>
          <table:table-cell office:value-type="string" calcext:value-type="string">
            <text:p><text:s/></text:p>
          </table:table-cell>
          <table:table-cell office:value-type="float" office:value="-0.00370015" calcext:value-type="float">
            <text:p>-0.00370015</text:p>
          </table:table-cell>
          <table:table-cell office:value-type="float" office:value="-0.354692" calcext:value-type="float">
            <text:p>-0.354692</text:p>
          </table:table-cell>
          <table:table-cell office:value-type="float" office:value="-0.00254088" calcext:value-type="float">
            <text:p>-0.00254088</text:p>
          </table:table-cell>
          <table:table-cell office:value-type="float" office:value="0.714702" calcext:value-type="float">
            <text:p>0.714702</text:p>
          </table:table-cell>
          <table:table-cell office:value-type="float" office:value="-0.108755" calcext:value-type="float">
            <text:p>-0.108755</text:p>
          </table:table-cell>
          <table:table-cell office:value-type="float" office:value="0.146181" calcext:value-type="float">
            <text:p>0.146181</text:p>
          </table:table-cell>
          <table:table-cell office:value-type="float" office:value="-0.140009" calcext:value-type="float">
            <text:p>-0.140009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803319" calcext:value-type="float">
            <text:p>0.80331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8.646" calcext:value-type="float">
            <text:p>158.646</text:p>
          </table:table-cell>
          <table:table-cell office:value-type="float" office:value="156.312" calcext:value-type="float">
            <text:p>156.312</text:p>
          </table:table-cell>
          <table:table-cell office:value-type="float" office:value="226.137" calcext:value-type="float">
            <text:p>226.137</text:p>
          </table:table-cell>
          <table:table-cell office:value-type="string" calcext:value-type="string">
            <text:p><text:s/></text:p>
          </table:table-cell>
          <table:table-cell office:value-type="float" office:value="-0.00620015" calcext:value-type="float">
            <text:p>-0.00620015</text:p>
          </table:table-cell>
          <table:table-cell office:value-type="float" office:value="-0.349692" calcext:value-type="float">
            <text:p>-0.349692</text:p>
          </table:table-cell>
          <table:table-cell office:value-type="float" office:value="-0.00754088" calcext:value-type="float">
            <text:p>-0.00754088</text:p>
          </table:table-cell>
          <table:table-cell office:value-type="float" office:value="0.709702" calcext:value-type="float">
            <text:p>0.709702</text:p>
          </table:table-cell>
          <table:table-cell office:value-type="float" office:value="-0.113755" calcext:value-type="float">
            <text:p>-0.113755</text:p>
          </table:table-cell>
          <table:table-cell office:value-type="float" office:value="0.145108" calcext:value-type="float">
            <text:p>0.145108</text:p>
          </table:table-cell>
          <table:table-cell office:value-type="float" office:value="-0.145009" calcext:value-type="float">
            <text:p>-0.145009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214559" calcext:value-type="float">
            <text:p>-0.21455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2.037" calcext:value-type="float">
            <text:p>152.037</text:p>
          </table:table-cell>
          <table:table-cell office:value-type="string" calcext:value-type="string">
            <text:p><text:s/></text:p>
          </table:table-cell>
          <table:table-cell office:value-type="float" office:value="-0.00870015" calcext:value-type="float">
            <text:p>-0.00870015</text:p>
          </table:table-cell>
          <table:table-cell office:value-type="float" office:value="-0.354692" calcext:value-type="float">
            <text:p>-0.354692</text:p>
          </table:table-cell>
          <table:table-cell office:value-type="float" office:value="-0.0125409" calcext:value-type="float">
            <text:p>-0.0125409</text:p>
          </table:table-cell>
          <table:table-cell office:value-type="float" office:value="0.704702" calcext:value-type="float">
            <text:p>0.704702</text:p>
          </table:table-cell>
          <table:table-cell office:value-type="float" office:value="-0.115039" calcext:value-type="float">
            <text:p>-0.115039</text:p>
          </table:table-cell>
          <table:table-cell office:value-type="float" office:value="0.147856" calcext:value-type="float">
            <text:p>0.147856</text:p>
          </table:table-cell>
          <table:table-cell office:value-type="float" office:value="-0.144729" calcext:value-type="float">
            <text:p>-0.144729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-0.25669" calcext:value-type="float">
            <text:p>-0.25669</text:p>
          </table:table-cell>
          <table:table-cell office:value-type="float" office:value="0.549528" calcext:value-type="float">
            <text:p>0.549528</text:p>
          </table:table-cell>
          <table:table-cell office:value-type="float" office:value="0.0559684" calcext:value-type="float">
            <text:p>0.0559684</text:p>
          </table:table-cell>
          <table:table-cell table:number-columns-repeated="4"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00:48:49.291538671</meta:creation-date>
    <dc:date>2016-12-16T01:00:22.184346764</dc:date>
    <meta:editing-duration>PT6M2S</meta:editing-duration>
    <meta:editing-cycles>3</meta:editing-cycles>
    <meta:generator>LibreOffice/5.2.3.3$Linux_X86_64 LibreOffice_project/20m0$Build-3</meta:generator>
    <meta:document-statistic meta:table-count="1" meta:cell-count="1100" meta:object-count="0"/>
  </office:meta>
</office:document-meta>
</file>